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standard">
      <style:graphic-properties svg:stroke-width="0.1cm" svg:stroke-color="#6666ff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32pt" style:text-underline-style="solid" style:text-underline-width="auto" style:text-underline-color="font-color" style:font-size-asian="32pt" style:font-size-complex="32pt"/>
    </style:style>
    <style:style style:name="P4" style:family="paragraph">
      <style:paragraph-properties fo:text-align="center"/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paragraph-properties fo:text-align="center"/>
      <style:text-properties fo:font-size="26pt" style:text-underline-style="none" style:font-size-asian="26pt" style:font-size-complex="26pt"/>
    </style:style>
    <style:style style:name="P6" style:family="paragraph">
      <style:paragraph-properties fo:text-align="center"/>
      <style:text-properties fo:font-family="Constantia" style:font-family-generic="roman" style:font-pitch="variable" fo:font-size="26pt" style:text-underline-style="none" style:font-size-asian="26pt" style:font-size-complex="26pt"/>
    </style:style>
    <style:style style:name="P7" style:family="paragraph">
      <style:paragraph-properties fo:text-align="center"/>
      <style:text-properties fo:font-size="32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family="Constantia" style:font-family-generic="roman" style:font-pitch="variable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9cm" svg:height="2cm" svg:x="1cm" svg:y="1cm">
          <text:p text:style-name="P1"><text:span text:style-name="T1">Elvis Pressé</text:span></text:p>
        </draw:rect>
        <draw:rect draw:style-name="gr2" draw:text-style-name="P4" draw:layer="layout" svg:width="19cm" svg:height="3.35cm" svg:x="1cm" svg:y="3.05cm">
          <text:p text:style-name="P3"><text:span text:style-name="T2">A besoin de manger rapidement</text:span></text:p>
        </draw:rect>
        <draw:rect draw:style-name="gr2" draw:text-style-name="P6" draw:layer="layout" svg:width="13.6cm" svg:height="3cm" svg:x="3.8cm" svg:y="11.2cm">
          <text:p text:style-name="P5"><text:span text:style-name="T3">Lance la recherche et filtre </text:span></text:p>
          <text:p text:style-name="P5"><text:span text:style-name="T3">les restaurants « Fast-Food »</text:span></text:p>
        </draw:rect>
        <draw:line draw:style-name="gr3" draw:text-style-name="P1" draw:layer="layout" svg:x1="10.4cm" svg:y1="14.3cm" svg:x2="10.4cm" svg:y2="16.7cm">
          <text:p/>
        </draw:line>
        <draw:rect draw:style-name="gr2" draw:text-style-name="P6" draw:layer="layout" svg:width="13.6cm" svg:height="3cm" svg:x="3.9cm" svg:y="16.7cm">
          <text:p text:style-name="P5"><text:span text:style-name="T3">Clique sur le pin du restaurant et</text:span></text:p>
          <text:p text:style-name="P5"><text:span text:style-name="T3">le contacte pour réserver</text:span></text:p>
        </draw:rect>
        <draw:line draw:style-name="gr3" draw:text-style-name="P1" draw:layer="layout" svg:x1="10.4cm" svg:y1="19.725cm" svg:x2="10.4cm" svg:y2="22.125cm">
          <text:p/>
        </draw:line>
        <draw:rect draw:style-name="gr2" draw:text-style-name="P6" draw:layer="layout" svg:width="13.6cm" svg:height="3cm" svg:x="3.9cm" svg:y="22.125cm">
          <text:p text:style-name="P5"><text:span text:style-name="T3">Ajoute un rappel dans son agenda</text:span></text:p>
          <text:p text:style-name="P5"><text:span text:style-name="T3">et se rend au restaurant</text:span></text:p>
        </draw:rect>
        <draw:rect draw:style-name="gr4" draw:text-style-name="P6" draw:layer="layout" svg:width="16.7cm" svg:height="2.5cm" svg:x="2.1cm" svg:y="7.3cm">
          <text:p text:style-name="P5"><text:span text:style-name="T3">Utilisation en mode portrait</text:span></text:p>
        </draw:rect>
      </draw:page>
      <draw:page draw:name="page2" draw:style-name="dp1" draw:master-page-name="Standard">
        <draw:rect draw:style-name="gr1" draw:text-style-name="P2" draw:layer="layout" svg:width="19cm" svg:height="2cm" svg:x="1cm" svg:y="1.025cm">
          <text:p text:style-name="P1"><text:span text:style-name="T1">Camille Bourgeois</text:span></text:p>
        </draw:rect>
        <draw:rect draw:style-name="gr2" draw:text-style-name="P4" draw:layer="layout" svg:width="19cm" svg:height="3.35cm" svg:x="1cm" svg:y="3.075cm">
          <text:p text:style-name="P3"><text:span text:style-name="T2">Visite un bon restaurant pt.1</text:span></text:p>
        </draw:rect>
        <draw:rect draw:style-name="gr2" draw:text-style-name="P6" draw:layer="layout" svg:width="16.7cm" svg:height="3cm" svg:x="2.1cm" svg:y="10.3cm">
          <text:p text:style-name="P5"><text:span text:style-name="T3">Consulte les restaurants recommandés et</text:span></text:p>
          <text:p text:style-name="P5"><text:span text:style-name="T3">contacte l'un d'entre-eux</text:span></text:p>
        </draw:rect>
        <draw:line draw:style-name="gr3" draw:text-style-name="P1" draw:layer="layout" svg:x1="10.4cm" svg:y1="13.401cm" svg:x2="10.4cm" svg:y2="15cm">
          <text:p/>
        </draw:line>
        <draw:rect draw:style-name="gr2" draw:text-style-name="P6" draw:layer="layout" svg:width="16.9cm" svg:height="3cm" svg:x="2cm" svg:y="15cm">
          <text:p text:style-name="P5"><text:span text:style-name="T3">Le restaurant est fermé et demande a</text:span></text:p>
          <text:p text:style-name="P5"><text:span text:style-name="T3">être notifiée à l'ouverture</text:span></text:p>
        </draw:rect>
        <draw:line draw:style-name="gr3" draw:text-style-name="P1" draw:layer="layout" svg:x1="10.4cm" svg:y1="18cm" svg:x2="10.4cm" svg:y2="19.6cm">
          <text:p/>
        </draw:line>
        <draw:rect draw:style-name="gr2" draw:text-style-name="P6" draw:layer="layout" svg:width="16.9cm" svg:height="3cm" svg:x="2.1cm" svg:y="19.6cm">
          <text:p text:style-name="P5"><text:span text:style-name="T3">La notification apparaît et Camille</text:span></text:p>
          <text:p text:style-name="P5"><text:span text:style-name="T3">appelle le restaurant</text:span></text:p>
        </draw:rect>
        <draw:line draw:style-name="gr3" draw:text-style-name="P1" draw:layer="layout" svg:x1="10.4cm" svg:y1="22.625cm" svg:x2="10.4cm" svg:y2="24.225cm">
          <text:p/>
        </draw:line>
        <draw:rect draw:style-name="gr2" draw:text-style-name="P6" draw:layer="layout" svg:width="16.9cm" svg:height="3cm" svg:x="2.1cm" svg:y="24.225cm">
          <text:p text:style-name="P5"><text:span text:style-name="T3">Après avoir pris rendez-vous,</text:span></text:p>
          <text:p text:style-name="P5"><text:span text:style-name="T3">elle ajoute une notification</text:span></text:p>
        </draw:rect>
        <draw:rect draw:style-name="gr4" draw:text-style-name="P6" draw:layer="layout" svg:width="16.7cm" svg:height="2.5cm" svg:x="2.1cm" svg:y="7.3cm">
          <text:p text:style-name="P5"><text:span text:style-name="T3">Utilisation en mode portrait</text:span></text:p>
        </draw:rect>
      </draw:page>
      <draw:page draw:name="page3" draw:style-name="dp1" draw:master-page-name="Standard">
        <draw:rect draw:style-name="gr1" draw:text-style-name="P2" draw:layer="layout" svg:width="19cm" svg:height="2cm" svg:x="1cm" svg:y="1.025cm">
          <text:p text:style-name="P7"><text:span text:style-name="T1">Camille Bourgeois</text:span></text:p>
        </draw:rect>
        <draw:rect draw:style-name="gr2" draw:text-style-name="P4" draw:layer="layout" svg:width="19cm" svg:height="3.35cm" svg:x="1cm" svg:y="3.075cm">
          <text:p text:style-name="P3"><text:span text:style-name="T2">Visite un bon restaurant pt.2</text:span></text:p>
        </draw:rect>
        <draw:rect draw:style-name="gr2" draw:text-style-name="P6" draw:layer="layout" svg:width="16.7cm" svg:height="3cm" svg:x="2.1cm" svg:y="13.1cm">
          <text:p text:style-name="P5"><text:span text:style-name="T3">Elle se connecte à son compte</text:span></text:p>
          <text:p text:style-name="P5"><text:span text:style-name="T3">et accède à son historique</text:span></text:p>
        </draw:rect>
        <draw:line draw:style-name="gr3" draw:text-style-name="P1" draw:layer="layout" svg:x1="10.4cm" svg:y1="16.201cm" svg:x2="10.4cm" svg:y2="17.8cm">
          <text:p/>
        </draw:line>
        <draw:rect draw:style-name="gr2" draw:text-style-name="P6" draw:layer="layout" svg:width="16.9cm" svg:height="3cm" svg:x="2cm" svg:y="17.8cm">
          <text:p text:style-name="P5"><text:span text:style-name="T3">Elle retrouve le restaurant, ajoute</text:span></text:p>
          <text:p text:style-name="P5"><text:span text:style-name="T3">ce dernier aux favoris et rédige un avis</text:span></text:p>
        </draw:rect>
        <draw:line draw:style-name="gr3" draw:text-style-name="P1" draw:layer="layout" svg:x1="10.4cm" svg:y1="20.8cm" svg:x2="10.4cm" svg:y2="22.4cm">
          <text:p/>
        </draw:line>
        <draw:rect draw:style-name="gr2" draw:text-style-name="P6" draw:layer="layout" svg:width="16.9cm" svg:height="3cm" svg:x="2.1cm" svg:y="22.4cm">
          <text:p text:style-name="P5"><text:span text:style-name="T3">Enfin, elle ajoute ce restaurant à ses</text:span></text:p>
          <text:p text:style-name="P5"><text:span text:style-name="T3">contacts</text:span></text:p>
        </draw:rect>
        <draw:rect draw:style-name="gr2" draw:text-style-name="P6" draw:layer="layout" svg:width="16.7cm" svg:height="3cm" svg:x="2.1cm" svg:y="8.375cm">
          <text:p text:style-name="P5"><text:span text:style-name="T3">Camille a aimé le restaurant et</text:span></text:p>
          <text:p text:style-name="P5"><text:span text:style-name="T3">souhaite pouvoir le retrouver facilement</text:span></text:p>
        </draw:rect>
        <draw:line draw:style-name="gr3" draw:text-style-name="P1" draw:layer="layout" svg:x1="10.4cm" svg:y1="11.476cm" svg:x2="10.4cm" svg:y2="13.075cm">
          <text:p/>
        </draw:line>
      </draw:page>
      <draw:page draw:name="page4" draw:style-name="dp1" draw:master-page-name="Standard">
        <draw:rect draw:style-name="gr1" draw:text-style-name="P2" draw:layer="layout" svg:width="19cm" svg:height="2cm" svg:x="1cm" svg:y="1.05cm">
          <text:p text:style-name="P1"><text:span text:style-name="T1">Richard Cuterie</text:span></text:p>
        </draw:rect>
        <draw:rect draw:style-name="gr2" draw:text-style-name="P4" draw:layer="layout" svg:width="19cm" svg:height="3.35cm" svg:x="1cm" svg:y="3.1cm">
          <text:p text:style-name="P3"><text:span text:style-name="T2">Complète la base de données</text:span></text:p>
        </draw:rect>
        <draw:rect draw:style-name="gr2" draw:text-style-name="P6" draw:layer="layout" svg:width="16.7cm" svg:height="3cm" svg:x="2.1cm" svg:y="10.5cm">
          <text:p text:style-name="P5"><text:span text:style-name="T3">Consulte les restaurants et</text:span></text:p>
          <text:p text:style-name="P5"><text:span text:style-name="T3">ne trouve pas son enseigne</text:span></text:p>
        </draw:rect>
        <draw:line draw:style-name="gr3" draw:text-style-name="P1" draw:layer="layout" svg:x1="10.4cm" svg:y1="13.601cm" svg:x2="10.4cm" svg:y2="15.2cm">
          <text:p/>
        </draw:line>
        <draw:rect draw:style-name="gr2" draw:text-style-name="P6" draw:layer="layout" svg:width="16.9cm" svg:height="3cm" svg:x="2cm" svg:y="15.2cm">
          <text:p text:style-name="P5"><text:span text:style-name="T3">Richard se connecte alors avec son</text:span></text:p>
          <text:p text:style-name="P5"><text:span text:style-name="T3">compte et clique sur « Ajouter un lieu »</text:span></text:p>
        </draw:rect>
        <draw:line draw:style-name="gr3" draw:text-style-name="P1" draw:layer="layout" svg:x1="10.4cm" svg:y1="18.2cm" svg:x2="10.4cm" svg:y2="19.8cm">
          <text:p/>
        </draw:line>
        <draw:rect draw:style-name="gr2" draw:text-style-name="P6" draw:layer="layout" svg:width="16.9cm" svg:height="3cm" svg:x="2.1cm" svg:y="19.8cm">
          <text:p text:style-name="P5"><text:span text:style-name="T3">Il prend une photo de son restaurant</text:span></text:p>
          <text:p text:style-name="P5"><text:span text:style-name="T3">et complète les coordonnées</text:span></text:p>
        </draw:rect>
        <draw:line draw:style-name="gr3" draw:text-style-name="P1" draw:layer="layout" svg:x1="10.4cm" svg:y1="22.825cm" svg:x2="10.4cm" svg:y2="24.425cm">
          <text:p/>
        </draw:line>
        <draw:rect draw:style-name="gr2" draw:text-style-name="P6" draw:layer="layout" svg:width="16.9cm" svg:height="3cm" svg:x="2.1cm" svg:y="24.425cm">
          <text:p text:style-name="P5"><text:span text:style-name="T3">Enfin il renseigne les horaires et ajoute</text:span></text:p>
          <text:p text:style-name="P5"><text:span text:style-name="T3">son enseigne à la base de données</text:span></text:p>
        </draw:rect>
        <draw:rect draw:style-name="gr4" draw:text-style-name="P6" draw:layer="layout" svg:width="16.7cm" svg:height="2.5cm" svg:x="2.1cm" svg:y="7.3cm">
          <text:p text:style-name="P5"><text:span text:style-name="T3">Utilisation en mode paysag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5-06T15:04:54.80</meta:creation-date>
    <dc:date>2019-05-06T19:43:23.20</dc:date>
    <dc:creator>Barthélemy Passin-Cauneau</dc:creator>
    <meta:editing-duration>PT4H19M49S</meta:editing-duration>
    <meta:editing-cycles>7</meta:editing-cycles>
    <meta:generator>OpenOffice/4.1.5$Win32 OpenOffice.org_project/415m1$Build-9789</meta:generator>
    <meta:document-statistic meta:object-count="37"/>
  </office:meta>
</office:document-meta>
</file>